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c14f" officeooo:paragraph-rsid="000ac14f"/>
    </style:style>
    <style:style style:name="P2" style:family="paragraph" style:parent-style-name="Standard">
      <style:text-properties fo:font-weight="bold" officeooo:rsid="000ac14f" officeooo:paragraph-rsid="000ac14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ac14f" officeooo:paragraph-rsid="000ac14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c47ce" officeooo:paragraph-rsid="000c47c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f424a" officeooo:paragraph-rsid="000f424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07eee" officeooo:paragraph-rsid="00107ee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ac14f" officeooo:paragraph-rsid="000ac14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c47ce" officeooo:paragraph-rsid="000c47c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e1363" officeooo:paragraph-rsid="000e136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f424a" officeooo:paragraph-rsid="000f424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07eee" officeooo:paragraph-rsid="00107eee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0f424a"/>
    </style:style>
    <style:style style:name="P13" style:family="paragraph" style:parent-style-name="Standard">
      <style:paragraph-properties fo:text-align="start" style:justify-single-word="false"/>
      <style:text-properties officeooo:paragraph-rsid="000e1363"/>
    </style:style>
    <style:style style:name="P14" style:family="paragraph" style:parent-style-name="Standard">
      <style:paragraph-properties fo:text-align="start" style:justify-single-word="false"/>
      <style:text-properties officeooo:paragraph-rsid="00107e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officeooo:rsid="000f424a" style:font-weight-asian="normal" style:font-weight-complex="normal"/>
    </style:style>
    <style:style style:name="T5" style:family="text">
      <style:text-properties style:text-underline-style="none" fo:font-weight="normal" officeooo:rsid="000e1363" style:font-weight-asian="normal" style:font-weight-complex="normal"/>
    </style:style>
    <style:style style:name="T6" style:family="text">
      <style:text-properties fo:font-weight="normal" officeooo:rsid="00107eee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¿Cómo definirías un “proceso”?</text:p>
      <text:p text:style-name="P1"/>
      <text:p text:style-name="P1">Es un conjunto de arciones que se ejecutan de manera conjunta.</text:p>
      <text:p text:style-name="P1"/>
      <text:p text:style-name="P2">2.¿En qué consiste la programación multiproceso?<text:tab/></text:p>
      <text:p text:style-name="P1"/>
      <text:p text:style-name="P1">Es cuando un programa puede ejecutar mas de un hilo a la vez.</text:p>
      <text:p text:style-name="P1">Ejemplo en un videojuego de peleas cada personaje es un hilo.</text:p>
      <text:p text:style-name="P1"/>
      <text:p text:style-name="P3">3.¿Qué es el BCP (Bloque de control de proceso)?<text:tab/></text:p>
      <text:p text:style-name="P3"/>
      <text:p text:style-name="P7">Cada vez que se crea un proceso el sistema operativo crea el BCP correspondiente para que sirva como descripción en tiempo de ejecución durante toda la vida del proceso. </text:p>
      <text:p text:style-name="P7"/>
      <text:p text:style-name="P3">4.Con<text:tab/>el comando “ps” ¿qué información obtenemos?<text:tab/></text:p>
      <text:p text:style-name="P3"/>
      <text:p text:style-name="P8">Podemos visualizar el estado de un proceso </text:p>
      <text:p text:style-name="P8"/>
      <text:p text:style-name="P8"><text:span text:style-name="T1">5. Indica los<text:tab/>diferentes estados de<text:tab/> un proceso.</text:span></text:p>
      <text:p text:style-name="P8">-en ejecución</text:p>
      <text:p text:style-name="P8">-bloqueado</text:p>
      <text:p text:style-name="P8">-En espera</text:p>
      <text:p text:style-name="P8">-finalizado</text:p>
      <text:p text:style-name="P8"/>
      <text:p text:style-name="P4">6.¿Para qué<text:tab/>sirve<text:tab/>la función fork()?Añade algún ejemplo en el que<text:tab/> la utilices.</text:p>
      <text:p text:style-name="P4"/>
      <text:p text:style-name="P8">La función forck hace un copia de un proceso.</text:p>
      <text:p text:style-name="P4"/>
      <text:p text:style-name="P6">7.¿Qué formas de comunicación entre procesos<text:tab/>existen? Explicalas<text:tab/>brevemente.<text:tab/></text:p>
      <text:p text:style-name="P6"/>
      <text:p text:style-name="P14"><text:span text:style-name="T6">-Sincrona: </text:span>Quien envía permanece bloqueado esperando a que llegue una respuesta del receptor antes de realizar cualquier otro ejercicio. </text:p>
      <text:p text:style-name="P14"/>
      <text:p text:style-name="P14"><text:span text:style-name="T6">-Asincronica:</text:span>Quien envía continúa con su ejecución inmediatamente después de enviar el mensaje al receptor. </text:p>
      <text:p text:style-name="P14"/>
      <text:p text:style-name="P11">-persistente:El receptor no tiene que estar activo al mismo tiempo que se realiza la comunicación.</text:p>
      <text:p text:style-name="P11"/>
      <text:p text:style-name="P11">-Monotarea:El mensaje se decarta si el receptor no esta operativo.</text:p>
      <text:p text:style-name="P11"/>
      <text:p text:style-name="P11">-directa:Indica el nombre del proceso en el que se comunican-</text:p>
      <text:p text:style-name="P11"/>
      <text:p text:style-name="P14"><text:span text:style-name="T6">-indirecta:</text:span>Es aquella donde la comunicación está basada en una herramienta o instrumento ya que el emisor y el receptor están a distancia. </text:p>
      <text:p text:style-name="P14"/>
      <text:p text:style-name="P11">-simétrica:Todos los procesos pueden enviar y recibir.</text:p>
      <text:p text:style-name="P11"/>
      <text:p text:style-name="P11">-Asimétrica:Un proceso puede enviar y el resto recibir.</text:p>
      <text:p text:style-name="P8"/>
      <text:p text:style-name="P4">8.Explica qué <text:s/>es la<text:tab/>programación concurrente.<text:tab/></text:p>
      <text:p text:style-name="P8"/>
      <text:p text:style-name="P8"><text:soft-page-break/><text:span text:style-name="T2">es la simultaneidad en la ejecución de múltiples tareas interactivas. Estas tareas pueden ser un conjunto de procesos o hilos creados por un único programa.</text:span></text:p>
      <text:p text:style-name="P8"><text:span text:style-name="T2"/></text:p>
      <text:p text:style-name="P4"><text:span text:style-name="T2">9.¿Qué <text:s/>beneficios aporta la programación concurrente?<text:tab/></text:span></text:p>
      <text:p text:style-name="P4"><text:span text:style-name="T2"/></text:p>
      <text:p text:style-name="P8"><text:span text:style-name="T2">Permite la ejecución de programas complejos de forma mas eficiente.</text:span></text:p>
      <text:p text:style-name="P8"><text:span text:style-name="T2"/></text:p>
      <text:p text:style-name="P4"><text:span text:style-name="T2">10.Explica qué es la<text:tab/>programación paralela.<text:tab/></text:span></text:p>
      <text:p text:style-name="P4"><text:span text:style-name="T2"/></text:p>
      <text:p text:style-name="P9"><text:span text:style-name="T2">Consiste en dividir procesos grandes en procesos mas pequeños que luego se ejecutan ala vez, con esto se consigue un mayor rendimiento. </text:span></text:p>
      <text:p text:style-name="P9"><text:span text:style-name="T2"/></text:p>
      <text:p text:style-name="P9"><text:span text:style-name="T3">11.Indica cuáles son<text:tab/>las ventajas e<text:tab/>inconvenientes de la<text:tab/>programación paralela.</text:span><text:span text:style-name="T2"><text:tab/></text:span></text:p>
      <text:p text:style-name="P9"><text:span text:style-name="T2"/></text:p>
      <text:p text:style-name="P10"><text:span text:style-name="T2">Ventajas </text:span></text:p>
      <text:p text:style-name="P10"><text:span text:style-name="T2"/></text:p>
      <text:p text:style-name="P9"><text:span text:style-name="T2">-Mejora el tiempo de resolución de problemas</text:span></text:p>
      <text:p text:style-name="P9"><text:span text:style-name="T2">-aceleración en la ejecución de código</text:span></text:p>
      <text:p text:style-name="P9"><text:span text:style-name="T2">-puede dividir una tarea en partes</text:span></text:p>
      <text:p text:style-name="P9"><text:span text:style-name="T2">-permite ejecución de varias tareas en simultaneo</text:span></text:p>
      <text:p text:style-name="P9"><text:span text:style-name="T2"/></text:p>
      <text:p text:style-name="P10"><text:span text:style-name="T2">Desventajas </text:span></text:p>
      <text:p text:style-name="P10"><text:span text:style-name="T2"/></text:p>
      <text:p text:style-name="P10"><text:span text:style-name="T2">-Mayor consumo de energía</text:span></text:p>
      <text:p text:style-name="P10"><text:span text:style-name="T2">-mas dificultad ala hora de programar</text:span></text:p>
      <text:p text:style-name="P12"><text:span text:style-name="T4">-dificultad de </text:span><text:span text:style-name="T2">sincronización </text:span><text:span text:style-name="T4"><text:s/>y comunicación entre tareas</text:span></text:p>
      <text:p text:style-name="P12"><text:span text:style-name="T4">-retrasos en comunicación </text:span></text:p>
      <text:p text:style-name="P10"><text:span text:style-name="T2"><text:s/></text:span></text:p>
      <text:p text:style-name="P5"><text:span text:style-name="T2">12. Explica qué es la<text:tab/>programación distribuida.<text:tab/></text:span></text:p>
      <text:p text:style-name="P5"><text:span text:style-name="T2"/></text:p>
      <text:p text:style-name="P13"><text:span text:style-name="T5"><text:s/></text:span><text:span text:style-name="T2">La programación distribuida es un paradigma de programación enfocado en desarrollar sistemas distribuidos, abiertos, escalables, transparentes y tolerantes a fallos. Este paradigma es el resultado natural del uso de las computadoras y las redes.</text:span></text:p>
      <text:p text:style-name="P9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08:40:13.308899735</meta:creation-date>
    <dc:date>2019-09-12T09:28:04.295804742</dc:date>
    <meta:editing-duration>PT15M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45" meta:word-count="422" meta:character-count="2800" meta:non-whitespace-character-count="2397"/>
  </office:meta>
</office:document-meta>
</file>